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ingbats" svg:font-family="Dingbats" style:font-pitch="variable" style:font-charset="x-symbol"/>
    <style:font-face style:name="gcnjhp+timesnewroman" svg:font-family="gcnjhp+timesnewroman, bold, 'Times New Roman', Times, serif"/>
    <style:font-face style:name="gcnljp+timesnewroman" svg:font-family="gcnljp+timesnewroman, bolditalic, 'Times New Roman', Times, serif"/>
    <style:font-face style:name="sans-serif" svg:font-family="sans-serif"/>
    <style:font-face style:name="FreeSans2" svg:font-family="FreeSans" style:font-family-generic="swiss"/>
    <style:font-face style:name="Abyssinica SIL" svg:font-family="'Abyssinica SIL'" style:font-pitch="variable"/>
    <style:font-face style:name="KacstArt" svg:font-family="KacstArt" style:font-pitch="variable"/>
    <style:font-face style:name="Laksaman" svg:font-family="Laksaman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641cm"/>
    </style:style>
    <style:style style:name="Table1.C" style:family="table-column">
      <style:table-column-properties style:column-width="3.859cm"/>
    </style:style>
    <style:style style:name="Table1.D" style:family="table-column">
      <style:table-column-properties style:column-width="5.05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9.1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text-properties style:font-name="sans-serif" fo:font-size="13.5pt" officeooo:rsid="001cc668" officeooo:paragraph-rsid="001cc668"/>
    </style:style>
    <style:style style:name="P3" style:family="paragraph" style:parent-style-name="Standard" style:list-style-name="L1">
      <style:text-properties style:font-name="Bitstream Charter" fo:font-size="10pt" officeooo:rsid="001d3b3b" officeooo:paragraph-rsid="001d3b3b" style:font-size-asian="10pt" style:font-size-complex="10pt"/>
    </style:style>
    <style:style style:name="P4" style:family="paragraph" style:parent-style-name="Text_20_body" style:list-style-name="L2">
      <style:text-properties style:font-name="Abyssinica SIL" fo:font-size="10pt" style:font-size-asian="10pt" style:font-size-complex="10pt"/>
    </style:style>
    <style:style style:name="P5" style:family="paragraph" style:parent-style-name="Table_20_Contents">
      <style:text-properties style:font-name="sans-serif" fo:font-size="13.5pt" officeooo:rsid="001b4200" officeooo:paragraph-rsid="001b4200"/>
    </style:style>
    <style:style style:name="P6" style:family="paragraph" style:parent-style-name="Table_20_Contents">
      <style:text-properties style:font-name="sans-serif" fo:font-size="13.5pt" officeooo:rsid="001cc668" officeooo:paragraph-rsid="001cc668"/>
    </style:style>
    <style:style style:name="P7" style:family="paragraph" style:parent-style-name="Table_20_Contents">
      <style:text-properties style:font-name="sans-serif" fo:font-size="10pt" style:font-size-asian="10pt" style:font-size-complex="10pt"/>
    </style:style>
    <style:style style:name="P8" style:family="paragraph" style:parent-style-name="Table_20_Contents">
      <style:text-properties style:font-name="sans-serif" fo:font-size="10pt" fo:font-weight="bold" officeooo:rsid="001b4200" officeooo:paragraph-rsid="001b4200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byssinica SIL" fo:font-size="10pt" style:font-size-asian="10pt" style:font-size-complex="10pt"/>
    </style:style>
    <style:style style:name="P10" style:family="paragraph" style:parent-style-name="Table_20_Contents" style:list-style-name="L2">
      <style:text-properties style:font-name="Abyssinica SIL" fo:font-size="10pt" style:font-size-asian="10pt" style:font-size-complex="10pt"/>
    </style:style>
    <style:style style:name="P11" style:family="paragraph" style:parent-style-name="Table_20_Contents" style:list-style-name="L2">
      <style:text-properties style:font-name="Abyssinica SIL" fo:font-size="10pt" officeooo:rsid="001e3dda" officeooo:paragraph-rsid="001e3dda" style:font-size-asian="10pt" style:font-size-complex="10pt"/>
    </style:style>
    <style:style style:name="P12" style:family="paragraph" style:parent-style-name="Table_20_Contents" style:list-style-name="L8">
      <style:text-properties style:font-name="Abyssinica SIL" fo:font-size="10pt" officeooo:rsid="00214e92" officeooo:paragraph-rsid="00214e92" style:font-size-asian="10pt" style:font-size-complex="10pt"/>
    </style:style>
    <style:style style:name="P13" style:family="paragraph" style:parent-style-name="Table_20_Contents">
      <style:text-properties style:font-name="Abyssinica SIL" fo:font-size="10pt" officeooo:rsid="00214e92" officeooo:paragraph-rsid="00214e92" style:font-size-asian="10pt" style:font-size-complex="10pt"/>
    </style:style>
    <style:style style:name="P14" style:family="paragraph" style:parent-style-name="Table_20_Contents" style:list-style-name="L2">
      <style:text-properties style:font-name="Abyssinica SIL" fo:font-size="10pt" officeooo:rsid="0021c0fa" officeooo:paragraph-rsid="0021c0fa" style:font-size-asian="10pt" style:font-size-complex="10pt"/>
    </style:style>
    <style:style style:name="P15" style:family="paragraph" style:parent-style-name="Table_20_Contents" style:list-style-name="L4">
      <style:text-properties style:font-name="Abyssinica SIL" fo:font-size="10pt" officeooo:rsid="001e8c4e" officeooo:paragraph-rsid="001e8c4e" style:font-size-asian="10pt" style:font-size-complex="10pt"/>
    </style:style>
    <style:style style:name="P16" style:family="paragraph" style:parent-style-name="Table_20_Contents" style:list-style-name="L5">
      <style:text-properties style:font-name="Abyssinica SIL" fo:font-size="10pt" officeooo:rsid="0020578d" officeooo:paragraph-rsid="0020578d" style:font-size-asian="10pt" style:font-size-complex="10pt"/>
    </style:style>
    <style:style style:name="P17" style:family="paragraph" style:parent-style-name="Table_20_Contents">
      <style:text-properties style:font-name="Abyssinica SIL" fo:font-size="10pt" fo:font-weight="bold" officeooo:rsid="001b4200" officeooo:paragraph-rsid="001b4200" style:font-size-asian="10pt" style:font-weight-asian="bold" style:font-size-complex="10pt" style:font-weight-complex="bold"/>
    </style:style>
    <style:style style:name="P18" style:family="paragraph" style:parent-style-name="Table_20_Contents" style:list-style-name="L4">
      <style:text-properties style:font-name="Abyssinica SIL" fo:font-size="10pt" style:font-size-asian="8.75pt" style:font-size-complex="10pt"/>
    </style:style>
    <style:style style:name="P19" style:family="paragraph" style:parent-style-name="Table_20_Contents" style:list-style-name="L5">
      <style:text-properties style:font-name="Abyssinica SIL" fo:font-size="10pt" style:font-size-asian="8.75pt" style:font-size-complex="10pt"/>
    </style:style>
    <style:style style:name="P20" style:family="paragraph" style:parent-style-name="Table_20_Contents">
      <style:text-properties style:font-name="Abyssinica SIL" fo:font-size="10pt" officeooo:paragraph-rsid="00214e92" style:font-size-asian="8.75pt" style:font-size-complex="10pt"/>
    </style:style>
    <style:style style:name="P21" style:family="paragraph" style:parent-style-name="Table_20_Contents">
      <style:text-properties style:font-name="Abyssinica SIL" fo:font-size="10pt" officeooo:rsid="00214e92" officeooo:paragraph-rsid="00214e92" style:font-size-asian="8.75pt" style:font-size-complex="10pt"/>
    </style:style>
    <style:style style:name="P22" style:family="paragraph" style:parent-style-name="Table_20_Contents" style:list-style-name="L9">
      <style:text-properties style:font-name="Abyssinica SIL" officeooo:paragraph-rsid="00214e92"/>
    </style:style>
    <style:style style:name="P23" style:family="paragraph" style:parent-style-name="Table_20_Contents" style:list-style-name="L9">
      <style:text-properties officeooo:paragraph-rsid="00214e92"/>
    </style:style>
    <style:style style:name="P24" style:family="paragraph" style:parent-style-name="Table_20_Contents">
      <style:text-properties style:font-name="Bitstream Charter" fo:font-size="10pt" fo:font-weight="bold" officeooo:rsid="001b4200" officeooo:paragraph-rsid="001b4200" style:font-size-asian="10pt" style:font-weight-asian="bold" style:font-size-complex="10pt" style:font-weight-complex="bold"/>
    </style:style>
    <style:style style:name="P25" style:family="paragraph" style:parent-style-name="Table_20_Contents" style:list-style-name="L1">
      <style:text-properties style:font-name="Bitstream Charter" fo:font-size="10pt" officeooo:paragraph-rsid="001d3b3b" style:font-size-asian="10pt" style:font-size-complex="10pt"/>
    </style:style>
    <style:style style:name="P26" style:family="paragraph" style:parent-style-name="Table_20_Contents" style:list-style-name="L1">
      <style:text-properties style:font-name="Bitstream Charter" fo:font-size="10pt" officeooo:rsid="001d3b3b" officeooo:paragraph-rsid="001d3b3b" style:font-size-asian="10pt" style:font-size-complex="10pt"/>
    </style:style>
    <style:style style:name="P27" style:family="paragraph" style:parent-style-name="Table_20_Contents" style:list-style-name="L6">
      <style:text-properties style:font-name="Bitstream Charter" fo:font-size="10pt" officeooo:rsid="0020578d" officeooo:paragraph-rsid="0020578d" style:font-size-asian="8.75pt" style:font-size-complex="10pt"/>
    </style:style>
    <style:style style:name="P28" style:family="paragraph" style:parent-style-name="Table_20_Contents" style:list-style-name="L7">
      <style:text-properties style:font-name="Bitstream Charter" fo:font-size="10pt" officeooo:rsid="0020578d" officeooo:paragraph-rsid="0020578d" style:font-size-asian="8.75pt" style:font-size-complex="10pt"/>
    </style:style>
    <style:style style:name="P29" style:family="paragraph" style:parent-style-name="Table_20_Contents" style:list-style-name="L8">
      <style:text-properties style:font-name="Bitstream Charter" fo:font-size="10pt" officeooo:rsid="0020578d" officeooo:paragraph-rsid="0020578d" style:font-size-asian="8.75pt" style:font-size-complex="10pt"/>
    </style:style>
    <style:style style:name="P30" style:family="paragraph" style:parent-style-name="Table_20_Contents" style:list-style-name="L7">
      <style:text-properties style:font-name="Bitstream Charter" fo:font-size="10pt" officeooo:rsid="001e8c4e" officeooo:paragraph-rsid="0020578d" style:font-size-asian="8.75pt" style:font-size-complex="10pt"/>
    </style:style>
    <style:style style:name="P31" style:family="paragraph" style:parent-style-name="Table_20_Contents" style:list-style-name="L9">
      <style:text-properties style:font-name="Bitstream Charter" fo:font-size="10pt" officeooo:rsid="00214e92" officeooo:paragraph-rsid="00214e92" style:font-size-asian="8.75pt" style:font-size-complex="10pt"/>
    </style:style>
    <style:style style:name="P32" style:family="paragraph" style:parent-style-name="Table_20_Contents">
      <style:text-properties style:font-name="Bitstream Charter" fo:font-size="10pt" officeooo:rsid="00214e92" officeooo:paragraph-rsid="00214e92" style:font-size-asian="8.75pt" style:font-size-complex="10pt"/>
    </style:style>
    <style:style style:name="P33" style:family="paragraph" style:parent-style-name="Table_20_Contents" style:list-style-name="L8">
      <style:text-properties style:font-name="Bitstream Charter" fo:font-size="10pt" officeooo:rsid="0021c0fa" officeooo:paragraph-rsid="0021c0fa" style:font-size-asian="8.75pt" style:font-size-complex="10pt"/>
    </style:style>
    <style:style style:name="P34" style:family="paragraph" style:parent-style-name="Table_20_Contents">
      <style:text-properties style:font-name="Bitstream Charter" fo:font-size="13.5pt"/>
    </style:style>
    <style:style style:name="P35" style:family="paragraph" style:parent-style-name="Table_20_Contents" style:list-style-name="L8">
      <style:text-properties style:font-name="Bitstream Charter" fo:font-size="13.5pt" officeooo:rsid="0021c0fa" officeooo:paragraph-rsid="0021c0fa"/>
    </style:style>
    <style:style style:name="T1" style:family="text">
      <style:text-properties officeooo:rsid="001b4200"/>
    </style:style>
    <style:style style:name="T2" style:family="text">
      <style:text-properties officeooo:rsid="001d3b3b"/>
    </style:style>
    <style:style style:name="T3" style:family="text">
      <style:text-properties fo:font-size="10pt" officeooo:rsid="00214e92" style:font-size-asian="8.75pt" style:font-size-complex="10pt"/>
    </style:style>
    <style:style style:name="T4" style:family="text">
      <style:text-properties fo:font-size="10pt" officeooo:rsid="0021c0fa" style:font-size-asian="8.75pt" style:font-size-complex="10pt"/>
    </style:style>
    <style:style style:name="T5" style:family="text">
      <style:text-properties style:font-name="Abyssinica SIL"/>
    </style:style>
    <style:style style:name="T6" style:family="text">
      <style:text-properties style:font-name="Abyssinica SIL" officeooo:rsid="0020578d"/>
    </style:style>
    <style:style style:name="T7" style:family="text">
      <style:text-properties style:font-name="Abyssinica SIL" officeooo:rsid="0021c0fa"/>
    </style:style>
    <style:style style:name="T8" style:family="text">
      <style:text-properties style:font-name="Abyssinica SIL" fo:font-size="10pt" officeooo:rsid="00214e92" style:font-size-asian="8.75pt" style:font-size-complex="10pt"/>
    </style:style>
    <style:style style:name="T9" style:family="text">
      <style:text-properties style:font-name="Abyssinica SIL" fo:font-size="10pt" officeooo:rsid="0021c0fa" style:font-size-asian="8.75pt" style:font-size-complex="10pt"/>
    </style:style>
    <style:style style:name="T10" style:family="text">
      <style:text-properties style:font-name="Abyssinica SIL" fo:font-size="10pt" officeooo:rsid="00214e92" style:font-size-asian="10pt" style:font-size-complex="10pt"/>
    </style:style>
    <style:style style:name="T11" style:family="text">
      <style:text-properties officeooo:rsid="001e3dda"/>
    </style:style>
    <style:style style:name="T12" style:family="text">
      <style:text-properties officeooo:rsid="0020578d"/>
    </style:style>
    <style:style style:name="T13" style:family="text">
      <style:text-properties officeooo:rsid="00214e92"/>
    </style:style>
    <style:style style:name="T14" style:family="text">
      <style:text-properties officeooo:rsid="0021c0fa"/>
    </style:style>
    <style:style style:name="T15" style:family="text">
      <style:text-properties style:font-name="Bitstream Charter" fo:font-size="10pt" officeooo:rsid="00214e92" style:font-size-asian="8.75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6"/><text:span text:style-name="T1">ASSIGNMENT - 3</text:span></text:p>
      <text:p text:style-name="P1"/>
      <text:p text:style-name="P1"><text:s text:c="2"/>1.Determine the Input, Process and Exit criteria for each of the <text:s text:c="5"/>project <text:span text:style-name="T1">m</text:span>anagement processes?<text:line-break/></text:p>
      <text:p text:style-name="P2">ANSWER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4">INPUT</text:p>
          </table:table-cell>
          <table:table-cell table:style-name="Table1.A1" office:value-type="string">
            <text:p text:style-name="P17">PROCESS</text:p>
          </table:table-cell>
          <table:table-cell table:style-name="Table1.D1" office:value-type="string">
            <text:p text:style-name="P17">EXIT CRITERIA</text:p>
          </table:table-cell>
        </table:table-row>
        <table:table-row table:style-name="Table1.2">
          <table:table-cell table:style-name="Table1.A2" office:value-type="string">
            <text:p text:style-name="P8">PROJECT INITIATION</text:p>
          </table:table-cell>
          <table:table-cell table:style-name="Table1.A2" office:value-type="string">
            <text:list xml:id="list3341319564259106295" text:style-name="L1">
              <text:list-item>
                <text:p text:style-name="P25"><text:span text:style-name="T2">ORGANISATIONAL NEED/DEMAND</text:span></text:p>
              </text:list-item>
              <text:list-item>
                <text:p text:style-name="P26">SCOPE OF THE PROJECT</text:p>
              </text:list-item>
              <text:list-item>
                <text:p text:style-name="P26">FeASIBILITY</text:p>
              </text:list-item>
              <text:list-item>
                <text:p text:style-name="P26">Agreements including SLA’s and organisational structure</text:p>
              </text:list-item>
              <text:list-item>
                <text:p text:style-name="P26">institutional datas </text:p>
              </text:list-item>
              <text:list-item>
                <text:p text:style-name="P25"><text:span text:style-name="T2"><text:s/></text:span>Define the project success criteria</text:p>
              </text:list-item>
              <text:list-item>
                <text:p text:style-name="P25"><text:span text:style-name="T2">Identify obvious milestones</text:span></text:p>
              </text:list-item>
              <text:list-item>
                <text:p text:style-name="P26">budget</text:p>
              </text:list-item>
              <text:list-item>
                <text:p text:style-name="P26">Market Demands</text:p>
              </text:list-item>
              <text:list-item>
                <text:p text:style-name="P3">University Policies and Procedures<text:bookmark text:name="cke_bm_427E"/> </text:p>
                <text:p text:style-name="P26"/>
              </text:list-item>
            </text:list>
          </table:table-cell>
          <table:table-cell table:style-name="Table1.A2" office:value-type="string">
            <text:list xml:id="list1900014190638575461" text:style-name="L2">
              <text:list-item>
                <text:p text:style-name="P10">Perform a<text:line-break/>Phase Review</text:p>
              </text:list-item>
              <text:list-item>
                <text:p text:style-name="P10">Appoint the<text:line-break/>Project Team</text:p>
              </text:list-item>
              <text:list-item>
                <text:p text:style-name="P4">Develop a<text:line-break/>Business Case</text:p>
              </text:list-item>
              <text:list-item>
                <text:p text:style-name="P10">Undertake a<text:line-break/>Feasibility Study</text:p>
              </text:list-item>
              <text:list-item>
                <text:p text:style-name="P10">Set up the<text:line-break/>Pr<text:span text:style-name="T11">o</text:span>ject Office</text:p>
              </text:list-item>
              <text:list-item>
                <text:p text:style-name="P14">requirement guathering</text:p>
              </text:list-item>
              <text:list-item>
                <text:p text:style-name="P14">resource allocation</text:p>
              </text:list-item>
              <text:list-item>
                <text:p text:style-name="P14">creating rough project plan</text:p>
                <text:p text:style-name="P10"/>
              </text:list-item>
            </text:list>
          </table:table-cell>
          <table:table-cell table:style-name="Table1.D2" office:value-type="string">
            <text:list xml:id="list152318688516781" text:continue-numbering="true" text:style-name="L2">
              <text:list-item>
                <text:p text:style-name="P11"><text:span text:style-name="T1">P</text:span>roject charter and project scope statement</text:p>
              </text:list-item>
              <text:list-item>
                <text:p text:style-name="P11">stakeholder agreement</text:p>
              </text:list-item>
              <text:list-item>
                <text:p text:style-name="P11">kickoff meeting </text:p>
              </text:list-item>
            </text:list>
          </table:table-cell>
        </table:table-row>
        <table:table-row>
          <table:table-cell table:style-name="Table1.A2" office:value-type="string">
            <text:p text:style-name="P5"><text:s/><text:span text:style-name="T14">PROJECT <text:s/></text:span>PLANNING </text:p>
          </table:table-cell>
          <table:table-cell table:style-name="Table1.A2" office:value-type="string">
            <text:list xml:id="list6610697409855581314" text:style-name="L6">
              <text:list-item>
                <text:p text:style-name="P27">Project charter</text:p>
              </text:list-item>
              <text:list-item>
                <text:p text:style-name="P27">scope statement</text:p>
              </text:list-item>
            </text:list>
            <text:p text:style-name="P34"/>
          </table:table-cell>
          <table:table-cell table:style-name="Table1.A2" office:value-type="string">
            <text:list xml:id="list4132822182864996265" text:style-name="L4">
              <text:list-item>
                <text:p text:style-name="P18">Create a<text:line-break/>Project Plan</text:p>
              </text:list-item>
              <text:list-item>
                <text:p text:style-name="P18">Create a<text:line-break/>Resource Plan</text:p>
              </text:list-item>
              <text:list-item>
                <text:p text:style-name="P18">Create a<text:line-break/>Financial Plan</text:p>
              </text:list-item>
              <text:list-item>
                <text:p text:style-name="P18">Create a<text:line-break/>Quality Plan</text:p>
              </text:list-item>
              <text:list-item>
                <text:p text:style-name="P18">Create a<text:line-break/>Communications Plan</text:p>
              </text:list-item>
              <text:list-item>
                <text:p text:style-name="P18">Create a<text:line-break/>Risk Plan</text:p>
              </text:list-item>
            </text:list>
          </table:table-cell>
          <table:table-cell table:style-name="Table1.D2" office:value-type="string">
            <text:list xml:id="list152319264712461" text:continue-numbering="true" text:style-name="L4">
              <text:list-item>
                <text:p text:style-name="P15">Project managemenr plan</text:p>
              </text:list-item>
              <text:list-item>
                <text:p text:style-name="P15">ongoing project plan updates</text:p>
              </text:list-item>
              <text:list-item>
                <text:p text:style-name="P15">management plans for each functional areas</text:p>
              </text:list-item>
            </text:list>
          </table:table-cell>
        </table:table-row>
        <table:table-row>
          <table:table-cell table:style-name="Table1.A2" office:value-type="string">
            <text:p text:style-name="P6">PROJECT EXECUTING</text:p>
          </table:table-cell>
          <table:table-cell table:style-name="Table1.A2" office:value-type="string">
            <text:list xml:id="list4169930964135583046" text:style-name="L7">
              <text:list-item>
                <text:p text:style-name="P28">Project management plan</text:p>
              </text:list-item>
              <text:list-item>
                <text:p text:style-name="P30">ongoing project plan updates</text:p>
              </text:list-item>
              <text:list-item>
                <text:p text:style-name="P30">management plans for each functional areas</text:p>
              </text:list-item>
            </text:list>
          </table:table-cell>
          <table:table-cell table:style-name="Table1.A2" office:value-type="string">
            <text:list xml:id="list36393367854039812" text:style-name="L5">
              <text:list-item>
                <text:p text:style-name="P19">Perform <text:span text:style-name="T14">time</text:span><text:line-break/>Management</text:p>
              </text:list-item>
              <text:list-item>
                <text:p text:style-name="P19">Perform <text:span text:style-name="T14">cost</text:span><text:line-break/>Management</text:p>
              </text:list-item>
              <text:list-item>
                <text:p text:style-name="P19">Perform <text:span text:style-name="T14">quality</text:span><text:line-break/>Manag<text:span text:style-name="T12">e</text:span>ment</text:p>
              </text:list-item>
              <text:list-item>
                <text:p text:style-name="P19">Perform<text:span text:style-name="T12">risk</text:span><text:line-break/>Management</text:p>
              </text:list-item>
              <text:list-item>
                <text:p text:style-name="P19">Perform <text:span text:style-name="T14">issue</text:span><text:line-break/><text:line-break/><text:soft-page-break/>Management</text:p>
              </text:list-item>
              <text:list-item>
                <text:p text:style-name="P19">Perform <text:span text:style-name="T14">communication</text:span>Management</text:p>
              </text:list-item>
              <text:list-item>
                <text:p text:style-name="P19">Perform a<text:line-break/>Phase Review</text:p>
              </text:list-item>
              <text:list-item>
                <text:p text:style-name="P19">Perform <text:span text:style-name="T14">acceptance</text:span><text:line-break/><text:line-break/>Management</text:p>
              </text:list-item>
            </text:list>
          </table:table-cell>
          <table:table-cell table:style-name="Table1.D2" office:value-type="string">
            <text:list xml:id="list152317682218754" text:continue-numbering="true" text:style-name="L5">
              <text:list-item>
                <text:p text:style-name="P16">Project Deliverables</text:p>
                <text:p text:style-name="P16"/>
              </text:list-item>
              <text:list-item>
                <text:p text:style-name="P16">Change Managment</text:p>
                <text:p text:style-name="P16">Document</text:p>
              </text:list-item>
              <text:list-item>
                <text:p text:style-name="P16"><text:s/>Performance baselines</text:p>
              </text:list-item>
            </text:list>
          </table:table-cell>
        </table:table-row>
        <table:table-row>
          <table:table-cell table:style-name="Table1.A2" office:value-type="string">
            <text:p text:style-name="P6">MONITORING AND CONTROL</text:p>
          </table:table-cell>
          <table:table-cell table:style-name="Table1.A2" office:value-type="string">
            <text:list xml:id="list4897279218008850426" text:style-name="L8">
              <text:list-item>
                <text:p text:style-name="P29">Project Deliverables</text:p>
              </text:list-item>
              <text:list-item>
                <text:p text:style-name="P29">Performance</text:p>
                <text:p text:style-name="P29">baselines</text:p>
              </text:list-item>
              <text:list-item>
                <text:p text:style-name="P33">change management document</text:p>
                <text:p text:style-name="P35"/>
              </text:list-item>
            </text:list>
          </table:table-cell>
          <table:table-cell table:style-name="Table1.A2" office:value-type="string">
            <text:list xml:id="list152319479339753" text:continue-numbering="true" text:style-name="L8">
              <text:list-item>
                <text:p text:style-name="P12">regular reviews</text:p>
                <text:p text:style-name="P12">using WBS as basis</text:p>
              </text:list-item>
              <text:list-item>
                <text:p text:style-name="P12">regular review of actual </text:p>
                <text:p text:style-name="P12">costs</text:p>
              </text:list-item>
              <text:list-item>
                <text:p text:style-name="P12">regular meetings and </text:p>
                <text:p text:style-name="P12">production of</text:p>
                <text:p text:style-name="P12">periodic progress</text:p>
                <text:p text:style-name="P12">reports</text:p>
              </text:list-item>
              <text:list-item>
                <text:p text:style-name="P12">audits</text:p>
              </text:list-item>
            </text:list>
          </table:table-cell>
          <table:table-cell table:style-name="Table1.D2" office:value-type="string">
            <text:list xml:id="list152317585932427" text:continue-numbering="true" text:style-name="L8">
              <text:list-item>
                <text:p text:style-name="P12">Progress and Status reports.</text:p>
              </text:list-item>
              <text:list-item>
                <text:p text:style-name="P12">Plan Updates</text:p>
              </text:list-item>
              <text:list-item>
                <text:p text:style-name="P12">Change requests <text:s/></text:p>
              </text:list-item>
              <text:list-item>
                <text:p text:style-name="P12">work deleverables</text:p>
              </text:list-item>
            </text:list>
          </table:table-cell>
        </table:table-row>
        <table:table-row>
          <table:table-cell table:style-name="Table1.A2" office:value-type="string">
            <text:p text:style-name="P6">PROJECT CLOSIN<text:span text:style-name="T13">G</text:span></text:p>
          </table:table-cell>
          <table:table-cell table:style-name="Table1.A2" office:value-type="string">
            <text:list xml:id="list8444450857635559620" text:style-name="L9">
              <text:list-header>
                <text:p text:style-name="P31"/>
              </text:list-header>
              <text:list-item>
                <text:p text:style-name="P23"><text:span text:style-name="T15">Scope Staement</text:span></text:p>
              </text:list-item>
            </text:list>
            <text:p text:style-name="P32"/>
            <text:list xml:id="list152318723329205" text:continue-numbering="true" text:style-name="L9">
              <text:list-item>
                <text:p text:style-name="P23"><text:span text:style-name="T15">Project ManagementPlan</text:span></text:p>
              </text:list-item>
            </text:list>
            <text:p text:style-name="P32"/>
            <text:list xml:id="list152318262652739" text:continue-numbering="true" text:style-name="L9">
              <text:list-item>
                <text:p text:style-name="P23"><text:span text:style-name="T15">Management plans for each Functional area</text:span></text:p>
              </text:list-item>
            </text:list>
            <text:p text:style-name="P32"/>
            <text:list xml:id="list152317738060331" text:continue-numbering="true" text:style-name="L9">
              <text:list-item>
                <text:p text:style-name="P23"><text:span text:style-name="T15">Ongoing Project plan Updates</text:span></text:p>
              </text:list-item>
            </text:list>
            <text:p text:style-name="P32"/>
            <text:list xml:id="list152318057027987" text:continue-numbering="true" text:style-name="L9">
              <text:list-item>
                <text:p text:style-name="P23"><text:span text:style-name="T15"><text:s/>Project Deliverables</text:span></text:p>
              </text:list-item>
            </text:list>
            <text:p text:style-name="P32"/>
            <text:list xml:id="list152319086944568" text:continue-numbering="true" text:style-name="L9">
              <text:list-item>
                <text:p text:style-name="P23"><text:span text:style-name="T15">Change Managment Document</text:span></text:p>
              </text:list-item>
            </text:list>
            <text:p text:style-name="P32"/>
            <text:list xml:id="list152318059245329" text:continue-numbering="true" text:style-name="L9">
              <text:list-item>
                <text:p text:style-name="P23"><text:span text:style-name="T15">Performance baselines</text:span></text:p>
              </text:list-item>
            </text:list>
            <text:p text:style-name="P32"/>
            <text:list xml:id="list152318038732291" text:continue-numbering="true" text:style-name="L9">
              <text:list-item>
                <text:p text:style-name="P23"><text:span text:style-name="T15">Progress and Status reports.</text:span></text:p>
              </text:list-item>
            </text:list>
            <text:p text:style-name="P32"/>
            <text:list xml:id="list152318349860142" text:continue-numbering="true" text:style-name="L9">
              <text:list-item>
                <text:p text:style-name="P23"><text:span text:style-name="T15">Plan Updates</text:span></text:p>
              </text:list-item>
            </text:list>
            <text:p text:style-name="P32"/>
            <text:list xml:id="list152319199134908" text:continue-numbering="true" text:style-name="L9">
              <text:list-item>
                <text:p text:style-name="P23"><text:span text:style-name="T15">Change requests</text:span></text:p>
              </text:list-item>
            </text:list>
            <text:p text:style-name="P32"/>
            <text:list xml:id="list152318615336104" text:continue-numbering="true" text:style-name="L9">
              <text:list-item>
                <text:p text:style-name="P23"><text:soft-page-break/><text:span text:style-name="T15">Work products/ Deliverables</text:span></text:p>
              </text:list-item>
            </text:list>
          </table:table-cell>
          <table:table-cell table:style-name="Table1.A2" office:value-type="string">
            <text:p text:style-name="P20"/>
            <text:p text:style-name="P21"/>
            <text:list xml:id="list152318079720280" text:continue-numbering="true" text:style-name="L9">
              <text:list-item>
                <text:p text:style-name="P22"><text:span text:style-name="T3">Releasing people and resources</text:span></text:p>
              </text:list-item>
            </text:list>
            <text:p text:style-name="P21"/>
            <text:list xml:id="list152318610142016" text:continue-numbering="true" text:style-name="L9">
              <text:list-item>
                <text:p text:style-name="P22"><text:span text:style-name="T3">Reporting on team performance</text:span><text:span text:style-name="T4"> a</text:span><text:span text:style-name="T3">nd lessons </text:span><text:span text:style-name="T4">learned</text:span></text:p>
              </text:list-item>
            </text:list>
            <text:p text:style-name="P21"/>
            <text:p text:style-name="P21"/>
            <text:p text:style-name="P21"/>
            <text:list xml:id="list152318462539999" text:continue-numbering="true" text:style-name="L9">
              <text:list-item>
                <text:p text:style-name="P22"><text:span text:style-name="T3">Updating or finalizing documents,project records,and results</text:span></text:p>
              </text:list-item>
            </text:list>
            <text:p text:style-name="P21"/>
            <text:list xml:id="list152318784429181" text:continue-numbering="true" text:style-name="L9">
              <text:list-item>
                <text:p text:style-name="P22"><text:span text:style-name="T3">Finalizing procurements</text:span></text:p>
              </text:list-item>
            </text:list>
            <text:p text:style-name="P21"/>
            <text:list xml:id="list152318419451139" text:continue-numbering="true" text:style-name="L9">
              <text:list-item>
                <text:p text:style-name="P22"><text:span text:style-name="T3">Performing quality assurance activities</text:span></text:p>
              </text:list-item>
            </text:list>
            <text:p text:style-name="P21"/>
            <text:list xml:id="list152318543669982" text:continue-numbering="true" text:style-name="L9">
              <text:list-item>
                <text:p text:style-name="P22"><text:span text:style-name="T3">Storing or </text:span><text:soft-page-break/><text:span text:style-name="T3">archiving information.</text:span></text:p>
              </text:list-item>
            </text:list>
          </table:table-cell>
          <table:table-cell table:style-name="Table1.D2" office:value-type="string">
            <text:p text:style-name="P9"/>
            <text:p text:style-name="P13"/>
            <text:list xml:id="list152318481766747" text:continue-numbering="true" text:style-name="L9">
              <text:list-item>
                <text:p text:style-name="P23"><text:span text:style-name="T10">Staff work assignments</text:span></text:p>
              </text:list-item>
            </text:list>
            <text:p text:style-name="P13"/>
            <text:list xml:id="list152317471492025" text:continue-numbering="true" text:style-name="L9">
              <text:list-item>
                <text:p text:style-name="P23"><text:span text:style-name="T10">Plan updates</text:span></text:p>
              </text:list-item>
            </text:list>
            <text:p text:style-name="P13"/>
            <text:list xml:id="list152318470594344" text:continue-numbering="true" text:style-name="L9">
              <text:list-item>
                <text:p text:style-name="P23"><text:span text:style-name="T10">Final work products/deliverablesor services</text:span></text:p>
              </text:list-item>
            </text:list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ingbats" svg:font-family="Dingbats" style:font-pitch="variable" style:font-charset="x-symbol"/>
    <style:font-face style:name="gcnjhp+timesnewroman" svg:font-family="gcnjhp+timesnewroman, bold, 'Times New Roman', Times, serif"/>
    <style:font-face style:name="gcnljp+timesnewroman" svg:font-family="gcnljp+timesnewroman, bolditalic, 'Times New Roman', Times, serif"/>
    <style:font-face style:name="sans-serif" svg:font-family="sans-serif"/>
    <style:font-face style:name="FreeSans2" svg:font-family="FreeSans" style:font-family-generic="swiss"/>
    <style:font-face style:name="Abyssinica SIL" svg:font-family="'Abyssinica SIL'" style:font-pitch="variable"/>
    <style:font-face style:name="KacstArt" svg:font-family="KacstArt" style:font-pitch="variable"/>
    <style:font-face style:name="Laksaman" svg:font-family="Laksaman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3:44:49.888310470</meta:creation-date>
    <dc:date>2016-08-18T15:23:17.283836263</dc:date>
    <meta:editing-duration>PT1M13S</meta:editing-duration>
    <meta:editing-cycles>1</meta:editing-cycles>
    <meta:document-statistic meta:table-count="1" meta:image-count="0" meta:object-count="0" meta:page-count="3" meta:paragraph-count="100" meta:word-count="380" meta:character-count="2324" meta:non-whitespace-character-count="2079"/>
    <meta:generator>LibreOffice/5.1.4.2$Linux_X86_64 LibreOffice_project/10m0$Build-2</meta:generator>
  </office:meta>
</office:document-meta>
</file>